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885b" officeooo:paragraph-rsid="0016885b"/>
    </style:style>
    <style:style style:name="P2" style:family="paragraph" style:parent-style-name="Standard">
      <style:text-properties fo:font-size="14pt" officeooo:rsid="0016885b" officeooo:paragraph-rsid="0016885b" style:font-size-asian="14pt" style:font-size-complex="14pt"/>
    </style:style>
    <style:style style:name="P3" style:family="paragraph" style:parent-style-name="Standard">
      <style:text-properties fo:font-size="14pt" fo:font-weight="bold" officeooo:rsid="0016885b" officeooo:paragraph-rsid="0016885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pict@localhost ~]$ mysql -h 10.10.15.202 -u te3149 -p;</text:p>
      <text:p text:style-name="P1">Enter password: </text:p>
      <text:p text:style-name="P1">Welcome to the MariaDB monitor. <text:s/>Commands end with ; or \g.</text:p>
      <text:p text:style-name="P1">Your MariaDB connection id is 352</text:p>
      <text:p text:style-name="P1">Server version: 5.5.43-MariaDB MariaDB Server</text:p>
      <text:p text:style-name="P1"></text:p>
      <text:p text:style-name="P1">Copyright (c) 2000, 2015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use te3149</text:p>
      <text:p text:style-name="P1">ERROR 1044 (42000): Access denied for user 'te3149'@'%' to database 'te3149'</text:p>
      <text:p text:style-name="P1">MariaDB [(none)]&gt; use te3149db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Database changed</text:p>
      <text:p text:style-name="P1">MariaDB [te3149db]&gt; 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MariaDB [te3149db]&gt; show tables;</text:p>
      <text:p text:style-name="P1">+--------------------+</text:p>
      <text:p text:style-name="P1">| Tables_in_te3149db |</text:p>
      <text:p text:style-name="P1">+--------------------+</text:p>
      <text:p text:style-name="P1">| author <text:s text:c="12"/>|</text:p>
      <text:p text:style-name="P1"><text:soft-page-break/>| book <text:s text:c="14"/>|</text:p>
      <text:p text:style-name="P1">| class <text:s text:c="13"/>|</text:p>
      <text:p text:style-name="P1">| customer <text:s text:c="10"/>|</text:p>
      <text:p text:style-name="P1">| order1 <text:s text:c="12"/>|</text:p>
      <text:p text:style-name="P1">| publisher <text:s text:c="9"/>|</text:p>
      <text:p text:style-name="P1">+--------------------+</text:p>
      <text:p text:style-name="P1">6 rows in set (0.00 sec)</text:p>
      <text:p text:style-name="P1"></text:p>
      <text:p text:style-name="P1"></text:p>
      <text:p text:style-name="P3">1. Find Customer details and order details using NATURAL JOIN.</text:p>
      <text:p text:style-name="P1"></text:p>
      <text:p text:style-name="P1">MariaDB [te3149db]&gt; select * from customer;</text:p>
      <text:p text:style-name="P1">+------+----------+------------+----------+</text:p>
      <text:p text:style-name="P1">| cid <text:s/>| name <text:s text:c="4"/>| city <text:s text:c="6"/>| class_id |</text:p>
      <text:p text:style-name="P1">+------+----------+------------+----------+</text:p>
      <text:p text:style-name="P1">| 1338 | aditya <text:s text:c="2"/>| Pune <text:s text:c="6"/>| <text:s text:c="7"/>3 |</text:p>
      <text:p text:style-name="P1">| 1383 | mandar <text:s text:c="2"/>| Pune <text:s text:c="6"/>| <text:s text:c="7"/>2 |</text:p>
      <text:p text:style-name="P1">| 1482 | sanket <text:s text:c="2"/>| Pune <text:s text:c="6"/>| <text:s text:c="7"/>3 |</text:p>
      <text:p text:style-name="P1">| 1992 | shruti <text:s text:c="2"/>| Ahmedabad <text:s/>| <text:s text:c="7"/>2 |</text:p>
      <text:p text:style-name="P1">| 2234 | prajakta | Pune <text:s text:c="6"/>| <text:s text:c="7"/>2 |</text:p>
      <text:p text:style-name="P1">| 2343 | pratik <text:s text:c="2"/>| Pune <text:s text:c="6"/>| <text:s text:c="7"/>3 |</text:p>
      <text:p text:style-name="P1">| 4238 | amey <text:s text:c="4"/>| Pune <text:s text:c="6"/>| <text:s text:c="7"/>3 |</text:p>
      <text:p text:style-name="P1">| 8823 | daksh <text:s text:c="3"/>| Pune <text:s text:c="6"/>| <text:s text:c="7"/>1 |</text:p>
      <text:p text:style-name="P1">| 8888 | Blah <text:s text:c="4"/>| Pune <text:s text:c="6"/>| <text:s text:c="7"/>1 |</text:p>
      <text:p text:style-name="P1">| 9999 | rajan <text:s text:c="3"/>| Ahmednagar | <text:s text:c="7"/>1 |</text:p>
      <text:p text:style-name="P1">+------+----------+------------+----------+</text:p>
      <text:p text:style-name="P1">10 rows in set (0.00 sec)</text:p>
      <text:p text:style-name="P1"></text:p>
      <text:p text:style-name="P1"></text:p>
      <text:p text:style-name="P1">MariaDB [te3149db]&gt; select * from order1;</text:p>
      <text:p text:style-name="P1">+----------+------+------+------+------------+</text:p>
      <text:p text:style-name="P1">| order_no | cid <text:s/>| isbn | qty <text:s/>| date1 <text:s text:c="5"/>|</text:p>
      <text:p text:style-name="P1">+----------+------+------+------+------------+</text:p>
      <text:p text:style-name="P1">| <text:s text:c="7"/>2 | 1338 | 5565 | <text:s text:c="3"/>2 | 2018-10-10 |</text:p>
      <text:p text:style-name="P1">| <text:s text:c="7"/>3 | 1383 | 5565 | <text:s text:c="2"/>10 | 2018-08-20 |</text:p>
      <text:p text:style-name="P1">| <text:s text:c="7"/>4 | 1482 | 5572 | <text:s text:c="2"/>15 | 2018-04-20 |</text:p>
      <text:p text:style-name="P1">| <text:s text:c="7"/>5 | 1992 | 5568 | <text:s text:c="3"/>1 | 2014-04-20 |</text:p>
      <text:p text:style-name="P1">| <text:s text:c="7"/>7 | 2343 | 5570 | <text:s text:c="3"/>2 | 2014-09-14 |</text:p>
      <text:p text:style-name="P1">| <text:s text:c="7"/>8 | 8823 | 5598 | <text:s text:c="2"/>10 | 2014-09-14 |</text:p>
      <text:p text:style-name="P1">| <text:s text:c="7"/>9 | 4238 | 5571 | <text:s text:c="2"/>13 | 2014-10-01 |</text:p>
      <text:p text:style-name="P1">| <text:s text:c="6"/>10 | 2234 | 5572 | <text:s text:c="3"/>3 | 2016-10-01 |</text:p>
      <text:p text:style-name="P1">+----------+------+------+------+------------+</text:p>
      <text:p text:style-name="P1">8 rows in set (0.00 sec)</text:p>
      <text:p text:style-name="P1"></text:p>
      <text:p text:style-name="P1">MariaDB [te3149db]&gt; select * from customer natural join order1;</text:p>
      <text:p text:style-name="P1">+------+----------+-----------+----------+----------+------+------+------------+</text:p>
      <text:p text:style-name="P1">| cid <text:s/>| name <text:s text:c="4"/>| city <text:s text:c="5"/>| class_id | order_no | isbn | qty <text:s/>| date1 <text:s text:c="5"/>|</text:p>
      <text:p text:style-name="P1">+------+----------+-----------+----------+----------+------+------+------------+</text:p>
      <text:p text:style-name="P1">| 1338 | aditya <text:s text:c="2"/>| Pune <text:s text:c="5"/>| <text:s text:c="7"/>3 | <text:s text:c="7"/>2 | 5565 | <text:s text:c="3"/>2 | 2018-10-10 |</text:p>
      <text:p text:style-name="P1"><text:soft-page-break/>| 1383 | mandar <text:s text:c="2"/>| Pune <text:s text:c="5"/>| <text:s text:c="7"/>2 | <text:s text:c="7"/>3 | 5565 | <text:s text:c="2"/>10 | 2018-08-20 |</text:p>
      <text:p text:style-name="P1">| 1482 | sanket <text:s text:c="2"/>| Pune <text:s text:c="5"/>| <text:s text:c="7"/>3 | <text:s text:c="7"/>4 | 5572 | <text:s text:c="2"/>15 | 2018-04-20 |</text:p>
      <text:p text:style-name="P1">| 1992 | shruti <text:s text:c="2"/>| Ahmedabad | <text:s text:c="7"/>2 | <text:s text:c="7"/>5 | 5568 | <text:s text:c="3"/>1 | 2014-04-20 |</text:p>
      <text:p text:style-name="P1">| 2324 | jay <text:s text:c="5"/>| Mumbai <text:s text:c="3"/>| <text:s text:c="7"/>1 | <text:s text:c="7"/>6 | 5570 | <text:s text:c="3"/>2 | 2014-09-14 |</text:p>
      <text:p text:style-name="P1">| 2343 | pratik <text:s text:c="2"/>| Pune <text:s text:c="5"/>| <text:s text:c="7"/>3 | <text:s text:c="7"/>7 | 5570 | <text:s text:c="3"/>2 | 2014-09-14 |</text:p>
      <text:p text:style-name="P1">| 8823 | daksh <text:s text:c="3"/>| Pune <text:s text:c="5"/>| <text:s text:c="7"/>1 | <text:s text:c="7"/>8 | 5598 | <text:s text:c="2"/>10 | 2014-09-14 |</text:p>
      <text:p text:style-name="P1">| 4238 | amey <text:s text:c="4"/>| Pune <text:s text:c="5"/>| <text:s text:c="7"/>3 | <text:s text:c="7"/>9 | 5571 | <text:s text:c="2"/>13 | 2014-10-01 |</text:p>
      <text:p text:style-name="P1">| 2234 | prajakta | Pune <text:s text:c="5"/>| <text:s text:c="7"/>2 | <text:s text:c="6"/>10 | 5572 | <text:s text:c="3"/>3 | 2016-10-01 |</text:p>
      <text:p text:style-name="P1">+------+----------+-----------+----------+----------+------+------+------------+</text:p>
      <text:p text:style-name="P1">9 rows in set (0.00 sec)</text:p>
      <text:p text:style-name="P1"></text:p>
      <text:p text:style-name="P1">//</text:p>
      <text:p text:style-name="P1"></text:p>
      <text:p text:style-name="P3">2. Find the book_ title, author_name, country. (INNER JOIN)</text:p>
      <text:p text:style-name="P1"></text:p>
      <text:p text:style-name="P1">MariaDB [te3149db]&gt; select * from author;</text:p>
      <text:p text:style-name="P1">+---------+------------+---------+</text:p>
      <text:p text:style-name="P1">| auth_id | aname <text:s text:c="5"/>| country |</text:p>
      <text:p text:style-name="P1">+---------+------------+---------+</text:p>
      <text:p text:style-name="P1">| <text:s text:c="5"/>10 | JKRowling <text:s/>| England |</text:p>
      <text:p text:style-name="P1">| <text:s text:c="5"/>20 | S. Hawking | England |</text:p>
      <text:p text:style-name="P1">| <text:s text:c="5"/>30 | Amish T. <text:s text:c="2"/>| Brazil <text:s/>|</text:p>
      <text:p text:style-name="P1">| <text:s text:c="5"/>40 | Chetan B. <text:s/>| Brazil <text:s/>|</text:p>
      <text:p text:style-name="P1">| <text:s text:c="5"/>50 | Dan Brown <text:s/>| Brazil <text:s/>|</text:p>
      <text:p text:style-name="P1">| <text:s text:c="5"/>60 | John G. <text:s text:c="3"/>| England |</text:p>
      <text:p text:style-name="P1">| <text:s text:c="5"/>70 | HELLO <text:s text:c="5"/>| USA <text:s text:c="4"/>|</text:p>
      <text:p text:style-name="P1">| <text:s text:c="5"/>80 | HELLO <text:s text:c="5"/>| USA <text:s text:c="4"/>|</text:p>
      <text:p text:style-name="P1">| <text:s text:c="5"/>90 | HELLO <text:s text:c="5"/>| USA <text:s text:c="4"/>|</text:p>
      <text:p text:style-name="P1">| <text:s text:c="4"/>100 | Micheal W. | Canada <text:s/>|</text:p>
      <text:p text:style-name="P1">+---------+------------+---------+</text:p>
      <text:p text:style-name="P1">10 rows in set (0.00 sec)</text:p>
      <text:p text:style-name="P1"></text:p>
      <text:p text:style-name="P1">MariaDB [te3149db]&gt; select * from book;</text:p>
      <text:p text:style-name="P1">+------+---------------------+---------+------+------+-------+</text:p>
      <text:p text:style-name="P1">| isbn | title <text:s text:c="14"/>| auth_id | p_no | year | price |</text:p>
      <text:p text:style-name="P1">+------+---------------------+---------+------+------+-------+</text:p>
      <text:p text:style-name="P1">| 5564 | B. history of time <text:s/>| <text:s text:c="5"/>20 | <text:s text:c="2"/>14 | 1997 | <text:s text:c="2"/>105 |</text:p>
      <text:p text:style-name="P1">| 5565 | Br. history of time | <text:s text:c="5"/>20 | <text:s text:c="2"/>14 | 1997 | <text:s text:c="2"/>105 |</text:p>
      <text:p text:style-name="P1">| 5567 | Mystery <text:s text:c="12"/>| <text:s text:c="5"/>60 | <text:s text:c="2"/>11 | 1993 | <text:s text:c="2"/>210 |</text:p>
      <text:p text:style-name="P1">| 5568 | Flattered <text:s text:c="10"/>| <text:s text:c="5"/>60 | <text:s text:c="2"/>12 | 1994 | <text:s text:c="2"/>210 |</text:p>
      <text:p text:style-name="P1">| 5569 | Delimiter <text:s text:c="10"/>| <text:s text:c="5"/>20 | <text:s text:c="2"/>16 | 1995 | <text:s text:c="2"/>105 |</text:p>
      <text:p text:style-name="P1">| 5570 | Fire <text:s text:c="15"/>| <text:s text:c="5"/>80 | <text:s text:c="2"/>15 | 2001 | <text:s/>1260 |</text:p>
      <text:p text:style-name="P1">| 5571 | Water <text:s text:c="14"/>| <text:s text:c="4"/>100 | <text:s text:c="2"/>20 | 2002 | <text:s/>1260 |</text:p>
      <text:p text:style-name="P1">| 5572 | H P <text:s text:c="16"/>| <text:s text:c="5"/>10 | <text:s text:c="2"/>15 | 2012 | 136.5 |</text:p>
      <text:p text:style-name="P1">| 5573 | Secret <text:s text:c="13"/>| <text:s text:c="5"/>70 | <text:s text:c="2"/>19 | 1899 | <text:s/>1260 |</text:p>
      <text:p text:style-name="P1">| 5598 | Oath of V. <text:s text:c="9"/>| <text:s text:c="5"/>40 | <text:s text:c="2"/>12 | 2004 | <text:s/>1365 |</text:p>
      <text:p text:style-name="P1">+------+---------------------+---------+------+------+-------+</text:p>
      <text:p text:style-name="P1">10 rows in set (0.00 sec)</text:p>
      <text:p text:style-name="P1"></text:p>
      <text:p text:style-name="P1"><text:soft-page-break/></text:p>
      <text:p text:style-name="P1">MariaDB [te3149db]&gt; select book.title, author.aname, author.country from book inner join author on author.auth_id = book.auth_id;</text:p>
      <text:p text:style-name="P1">+---------------------+------------+---------+</text:p>
      <text:p text:style-name="P1">| title <text:s text:c="14"/>| aname <text:s text:c="5"/>| country |</text:p>
      <text:p text:style-name="P1">+---------------------+------------+---------+</text:p>
      <text:p text:style-name="P1">| B. history of time <text:s/>| S. Hawking | England |</text:p>
      <text:p text:style-name="P1">| Br. history of time | S. Hawking | England |</text:p>
      <text:p text:style-name="P1">| Mystery <text:s text:c="12"/>| John G. <text:s text:c="3"/>| England |</text:p>
      <text:p text:style-name="P1">| Flattered <text:s text:c="10"/>| John G. <text:s text:c="3"/>| England |</text:p>
      <text:p text:style-name="P1">| Delimiter <text:s text:c="10"/>| S. Hawking | England |</text:p>
      <text:p text:style-name="P1">| Fire <text:s text:c="15"/>| HELLO <text:s text:c="5"/>| USA <text:s text:c="4"/>|</text:p>
      <text:p text:style-name="P1">| Water <text:s text:c="14"/>| Micheal W. | Canada <text:s/>|</text:p>
      <text:p text:style-name="P1">| H P <text:s text:c="16"/>| JKRowling <text:s/>| England |</text:p>
      <text:p text:style-name="P1">| Secret <text:s text:c="13"/>| HELLO <text:s text:c="5"/>| USA <text:s text:c="4"/>|</text:p>
      <text:p text:style-name="P1">| Oath of V. <text:s text:c="9"/>| Chetan B. <text:s/>| Brazil <text:s/>|</text:p>
      <text:p text:style-name="P1">+---------------------+------------+---------+</text:p>
      <text:p text:style-name="P1">10 rows in set (0.00 sec)</text:p>
      <text:p text:style-name="P1"></text:p>
      <text:p text:style-name="P1"></text:p>
      <text:p text:style-name="P1"></text:p>
      <text:p text:style-name="P3">3. Find the customer ID, name and order_no of customers who have never placed an order. (LEFT/RIGHT)</text:p>
      <text:p text:style-name="P1"></text:p>
      <text:p text:style-name="P1"></text:p>
      <text:p text:style-name="P1"></text:p>
      <text:p text:style-name="P1">MariaDB [te3149db]&gt; select * from customer;</text:p>
      <text:p text:style-name="P1">+------+----------+------------+----------+</text:p>
      <text:p text:style-name="P1">| cid <text:s/>| name <text:s text:c="4"/>| city <text:s text:c="6"/>| class_id |</text:p>
      <text:p text:style-name="P1">+------+----------+------------+----------+</text:p>
      <text:p text:style-name="P1">| 1338 | aditya <text:s text:c="2"/>| Pune <text:s text:c="6"/>| <text:s text:c="7"/>3 |</text:p>
      <text:p text:style-name="P1">| 1383 | mandar <text:s text:c="2"/>| Pune <text:s text:c="6"/>| <text:s text:c="7"/>2 |</text:p>
      <text:p text:style-name="P1">| 1482 | sanket <text:s text:c="2"/>| Pune <text:s text:c="6"/>| <text:s text:c="7"/>3 |</text:p>
      <text:p text:style-name="P1">| 1992 | shruti <text:s text:c="2"/>| Ahmedabad <text:s/>| <text:s text:c="7"/>2 |</text:p>
      <text:p text:style-name="P1">| 2234 | prajakta | Pune <text:s text:c="6"/>| <text:s text:c="7"/>2 |</text:p>
      <text:p text:style-name="P1">| 2343 | pratik <text:s text:c="2"/>| Pune <text:s text:c="6"/>| <text:s text:c="7"/>3 |</text:p>
      <text:p text:style-name="P1">| 4238 | amey <text:s text:c="4"/>| Pune <text:s text:c="6"/>| <text:s text:c="7"/>3 |</text:p>
      <text:p text:style-name="P1">| 8823 | daksh <text:s text:c="3"/>| Pune <text:s text:c="6"/>| <text:s text:c="7"/>1 |</text:p>
      <text:p text:style-name="P1">| 8888 | Blah <text:s text:c="4"/>| Pune <text:s text:c="6"/>| <text:s text:c="7"/>1 |</text:p>
      <text:p text:style-name="P1">| 9999 | rajan <text:s text:c="3"/>| Ahmednagar | <text:s text:c="7"/>1 |</text:p>
      <text:p text:style-name="P1">+------+----------+------------+----------+</text:p>
      <text:p text:style-name="P1">10 rows in set (0.00 sec)</text:p>
      <text:p text:style-name="P1"></text:p>
      <text:p text:style-name="P1"></text:p>
      <text:p text:style-name="P1">MariaDB [te3149db]&gt; select * from order1;</text:p>
      <text:p text:style-name="P1">+----------+------+------+------+------------+</text:p>
      <text:p text:style-name="P1">| order_no | cid <text:s/>| isbn | qty <text:s/>| date1 <text:s text:c="5"/>|</text:p>
      <text:p text:style-name="P1">+----------+------+------+------+------------+</text:p>
      <text:p text:style-name="P1"><text:soft-page-break/>| <text:s text:c="7"/>2 | 1338 | 5565 | <text:s text:c="3"/>2 | 2018-10-10 |</text:p>
      <text:p text:style-name="P1">| <text:s text:c="7"/>3 | 1383 | 5565 | <text:s text:c="2"/>10 | 2018-08-20 |</text:p>
      <text:p text:style-name="P1">| <text:s text:c="7"/>4 | 1482 | 5572 | <text:s text:c="2"/>15 | 2018-04-20 |</text:p>
      <text:p text:style-name="P1">| <text:s text:c="7"/>5 | 1992 | 5568 | <text:s text:c="3"/>1 | 2014-04-20 |</text:p>
      <text:p text:style-name="P1">| <text:s text:c="7"/>7 | 2343 | 5570 | <text:s text:c="3"/>2 | 2014-09-14 |</text:p>
      <text:p text:style-name="P1">| <text:s text:c="7"/>8 | 8823 | 5598 | <text:s text:c="2"/>10 | 2014-09-14 |</text:p>
      <text:p text:style-name="P1">| <text:s text:c="7"/>9 | 4238 | 5571 | <text:s text:c="2"/>13 | 2014-10-01 |</text:p>
      <text:p text:style-name="P1">| <text:s text:c="6"/>10 | 2234 | 5572 | <text:s text:c="3"/>3 | 2016-10-01 |</text:p>
      <text:p text:style-name="P1">+----------+------+------+------+------------+</text:p>
      <text:p text:style-name="P1">8 rows in set (0.00 sec)</text:p>
      <text:p text:style-name="P1"></text:p>
      <text:p text:style-name="P1">MariaDB [te3149db]&gt; select t.cid, t.name, t.order_no from (select customer.cid, customer.name, order1.order_no from customer left outer join order1 on customer.cid = order1.cid) as t where t.order_no is null;</text:p>
      <text:p text:style-name="P1">+------+-------+----------+</text:p>
      <text:p text:style-name="P1">| cid <text:s/>| name <text:s/>| order_no |</text:p>
      <text:p text:style-name="P1">+------+-------+----------+</text:p>
      <text:p text:style-name="P1">| 8888 | Blah <text:s/>| <text:s text:c="4"/>NULL |</text:p>
      <text:p text:style-name="P1">| 9999 | rajan | <text:s text:c="4"/>NULL |</text:p>
      <text:p text:style-name="P1">+------+-------+----------+</text:p>
      <text:p text:style-name="P1">2 rows in set (0.00 sec)</text:p>
      <text:p text:style-name="P1"></text:p>
      <text:p text:style-name="P1"></text:p>
      <text:p text:style-name="P1">//</text:p>
      <text:p text:style-name="P3">4. Find the Title, ISBN, order_no of the books for which order is not placed. (LEFT/RIGHT)</text:p>
      <text:p text:style-name="P1"></text:p>
      <text:p text:style-name="P1">MariaDB [te3149db]&gt; select * from book;</text:p>
      <text:p text:style-name="P1">+------+---------------------+---------+------+------+-------+</text:p>
      <text:p text:style-name="P1">| isbn | title <text:s text:c="14"/>| auth_id | p_no | year | price |</text:p>
      <text:p text:style-name="P1">+------+---------------------+---------+------+------+-------+</text:p>
      <text:p text:style-name="P1">| 5564 | B. history of time <text:s/>| <text:s text:c="5"/>20 | <text:s text:c="2"/>14 | 1997 | <text:s text:c="2"/>105 |</text:p>
      <text:p text:style-name="P1">| 5565 | Br. history of time | <text:s text:c="5"/>20 | <text:s text:c="2"/>14 | 1997 | <text:s text:c="2"/>105 |</text:p>
      <text:p text:style-name="P1">| 5567 | Mystery <text:s text:c="12"/>| <text:s text:c="5"/>60 | <text:s text:c="2"/>11 | 1993 | <text:s text:c="2"/>210 |</text:p>
      <text:p text:style-name="P1">| 5568 | Flattered <text:s text:c="10"/>| <text:s text:c="5"/>60 | <text:s text:c="2"/>12 | 1994 | <text:s text:c="2"/>210 |</text:p>
      <text:p text:style-name="P1">| 5569 | Delimiter <text:s text:c="10"/>| <text:s text:c="5"/>20 | <text:s text:c="2"/>16 | 1995 | <text:s text:c="2"/>105 |</text:p>
      <text:p text:style-name="P1">| 5570 | Fire <text:s text:c="15"/>| <text:s text:c="5"/>80 | <text:s text:c="2"/>15 | 2001 | <text:s/>1260 |</text:p>
      <text:p text:style-name="P1">| 5571 | Water <text:s text:c="14"/>| <text:s text:c="4"/>100 | <text:s text:c="2"/>20 | 2002 | <text:s/>1260 |</text:p>
      <text:p text:style-name="P1">| 5572 | H P <text:s text:c="16"/>| <text:s text:c="5"/>10 | <text:s text:c="2"/>15 | 2012 | 136.5 |</text:p>
      <text:p text:style-name="P1">| 5573 | Secret <text:s text:c="13"/>| <text:s text:c="5"/>70 | <text:s text:c="2"/>19 | 1899 | <text:s/>1260 |</text:p>
      <text:p text:style-name="P1">| 5598 | Oath of V. <text:s text:c="9"/>| <text:s text:c="5"/>40 | <text:s text:c="2"/>12 | 2004 | <text:s/>1365 |</text:p>
      <text:p text:style-name="P1">+------+---------------------+---------+------+------+-------+</text:p>
      <text:p text:style-name="P1">10 rows in set (0.00 sec)</text:p>
      <text:p text:style-name="P1"></text:p>
      <text:p text:style-name="P1"></text:p>
      <text:p text:style-name="P1">MariaDB [te3149db]&gt; select * from order1;</text:p>
      <text:p text:style-name="P1">+----------+------+------+------+------------+</text:p>
      <text:p text:style-name="P1">| order_no | cid <text:s/>| isbn | qty <text:s/>| date1 <text:s text:c="5"/>|</text:p>
      <text:p text:style-name="P1"><text:soft-page-break/>+----------+------+------+------+------------+</text:p>
      <text:p text:style-name="P1">| <text:s text:c="7"/>2 | 1338 | 5565 | <text:s text:c="3"/>2 | 2018-10-10 |</text:p>
      <text:p text:style-name="P1">| <text:s text:c="7"/>3 | 1383 | 5565 | <text:s text:c="2"/>10 | 2018-08-20 |</text:p>
      <text:p text:style-name="P1">| <text:s text:c="7"/>4 | 1482 | 5572 | <text:s text:c="2"/>15 | 2018-04-20 |</text:p>
      <text:p text:style-name="P1">| <text:s text:c="7"/>5 | 1992 | 5568 | <text:s text:c="3"/>1 | 2014-04-20 |</text:p>
      <text:p text:style-name="P1">| <text:s text:c="7"/>7 | 2343 | 5570 | <text:s text:c="3"/>2 | 2014-09-14 |</text:p>
      <text:p text:style-name="P1">| <text:s text:c="7"/>8 | 8823 | 5598 | <text:s text:c="2"/>10 | 2014-09-14 |</text:p>
      <text:p text:style-name="P1">| <text:s text:c="7"/>9 | 4238 | 5571 | <text:s text:c="2"/>13 | 2014-10-01 |</text:p>
      <text:p text:style-name="P1">| <text:s text:c="6"/>10 | 2234 | 5572 | <text:s text:c="3"/>3 | 2016-10-01 |</text:p>
      <text:p text:style-name="P1">+----------+------+------+------+------------+</text:p>
      <text:p text:style-name="P1">8 rows in set (0.00 sec)</text:p>
      <text:p text:style-name="P1"></text:p>
      <text:p text:style-name="P1"></text:p>
      <text:p text:style-name="P1">MariaDB [te3149db]&gt; select b.title, b.isbn, b.order_no from (select book.title, book.isbn, order1.order_no from book left outer join order1 on book.isbn = order1.isbn) as b where b.order_no is null;</text:p>
      <text:p text:style-name="P1">+--------------------+------+----------+</text:p>
      <text:p text:style-name="P1">| title <text:s text:c="13"/>| isbn | order_no |</text:p>
      <text:p text:style-name="P1">+--------------------+------+----------+</text:p>
      <text:p text:style-name="P1">| B. history of time | 5564 | <text:s text:c="4"/>NULL |</text:p>
      <text:p text:style-name="P1">| Mystery <text:s text:c="11"/>| 5567 | <text:s text:c="4"/>NULL |</text:p>
      <text:p text:style-name="P1">| Delimiter <text:s text:c="9"/>| 5569 | <text:s text:c="4"/>NULL |</text:p>
      <text:p text:style-name="P1">| Secret <text:s text:c="12"/>| 5573 | <text:s text:c="4"/>NULL |</text:p>
      <text:p text:style-name="P1">+--------------------+------+----------+</text:p>
      <text:p text:style-name="P1">4 rows in set (0.00 sec)</text:p>
      <text:p text:style-name="P1"></text:p>
      <text:p text:style-name="P1">//</text:p>
      <text:p text:style-name="P3">5. Display cust_fname, title,author_no,publisher_year where ISBN=1234. (JOINING more than 2 tables)</text:p>
      <text:p text:style-name="P1"></text:p>
      <text:p text:style-name="P1">MariaDB [te3149db]&gt; select * from book;</text:p>
      <text:p text:style-name="P1">+------+---------------------+---------+------+------+-------+</text:p>
      <text:p text:style-name="P1">| isbn | title <text:s text:c="14"/>| auth_id | p_no | year | price |</text:p>
      <text:p text:style-name="P1">+------+---------------------+---------+------+------+-------+</text:p>
      <text:p text:style-name="P1">| 5564 | B. history of time <text:s/>| <text:s text:c="5"/>20 | <text:s text:c="2"/>14 | 1997 | <text:s text:c="2"/>105 |</text:p>
      <text:p text:style-name="P1">| 5565 | Br. history of time | <text:s text:c="5"/>20 | <text:s text:c="2"/>14 | 1997 | <text:s text:c="2"/>105 |</text:p>
      <text:p text:style-name="P1">| 5567 | Mystery <text:s text:c="12"/>| <text:s text:c="5"/>60 | <text:s text:c="2"/>11 | 1993 | <text:s text:c="2"/>210 |</text:p>
      <text:p text:style-name="P1">| 5568 | Flattered <text:s text:c="10"/>| <text:s text:c="5"/>60 | <text:s text:c="2"/>12 | 1994 | <text:s text:c="2"/>210 |</text:p>
      <text:p text:style-name="P1">| 5569 | Delimiter <text:s text:c="10"/>| <text:s text:c="5"/>20 | <text:s text:c="2"/>16 | 1995 | <text:s text:c="2"/>105 |</text:p>
      <text:p text:style-name="P1">| 5570 | Fire <text:s text:c="15"/>| <text:s text:c="5"/>80 | <text:s text:c="2"/>15 | 2001 | <text:s/>1260 |</text:p>
      <text:p text:style-name="P1">| 5571 | Water <text:s text:c="14"/>| <text:s text:c="4"/>100 | <text:s text:c="2"/>20 | 2002 | <text:s/>1260 |</text:p>
      <text:p text:style-name="P1">| 5572 | H P <text:s text:c="16"/>| <text:s text:c="5"/>10 | <text:s text:c="2"/>15 | 2012 | 136.5 |</text:p>
      <text:p text:style-name="P1">| 5573 | Secret <text:s text:c="13"/>| <text:s text:c="5"/>70 | <text:s text:c="2"/>19 | 1899 | <text:s/>1260 |</text:p>
      <text:p text:style-name="P1">| 5598 | Oath of V. <text:s text:c="9"/>| <text:s text:c="5"/>40 | <text:s text:c="2"/>12 | 2004 | <text:s/>1365 |</text:p>
      <text:p text:style-name="P1">+------+---------------------+---------+------+------+-------+</text:p>
      <text:p text:style-name="P1">10 rows in set (0.00 sec)</text:p>
      <text:p text:style-name="P1"></text:p>
      <text:p text:style-name="P1">MariaDB [te3149db]&gt; select customer.name, book.title, author.auth_id, publisher.year from customer <text:soft-page-break/>natural join book natural join author join publisher where book.isbn = 1234;</text:p>
      <text:p text:style-name="P1">Empty set (0.00 sec)</text:p>
      <text:p text:style-name="P1"></text:p>
      <text:p text:style-name="P1"></text:p>
      <text:p text:style-name="P1"></text:p>
      <text:p text:style-name="P1">//6</text:p>
      <text:p text:style-name="P1"></text:p>
      <text:p text:style-name="P3">6. Display the total number of books and customer name.( USE OF COUNT, ANY JOIN)</text:p>
      <text:p text:style-name="P1"></text:p>
      <text:p text:style-name="P1">MariaDB [te3149db]&gt; select * from customer;</text:p>
      <text:p text:style-name="P1">+------+----------+------------+----------+</text:p>
      <text:p text:style-name="P1">| cid <text:s/>| name <text:s text:c="4"/>| city <text:s text:c="6"/>| class_id |</text:p>
      <text:p text:style-name="P1">+------+----------+------------+----------+</text:p>
      <text:p text:style-name="P1">| 1338 | aditya <text:s text:c="2"/>| Pune <text:s text:c="6"/>| <text:s text:c="7"/>3 |</text:p>
      <text:p text:style-name="P1">| 1383 | mandar <text:s text:c="2"/>| Pune <text:s text:c="6"/>| <text:s text:c="7"/>2 |</text:p>
      <text:p text:style-name="P1">| 1482 | sanket <text:s text:c="2"/>| Pune <text:s text:c="6"/>| <text:s text:c="7"/>3 |</text:p>
      <text:p text:style-name="P1">| 1992 | shruti <text:s text:c="2"/>| Ahmedabad <text:s/>| <text:s text:c="7"/>2 |</text:p>
      <text:p text:style-name="P1">| 2234 | prajakta | Pune <text:s text:c="6"/>| <text:s text:c="7"/>2 |</text:p>
      <text:p text:style-name="P1">| 2343 | pratik <text:s text:c="2"/>| Pune <text:s text:c="6"/>| <text:s text:c="7"/>3 |</text:p>
      <text:p text:style-name="P1">| 4238 | amey <text:s text:c="4"/>| Pune <text:s text:c="6"/>| <text:s text:c="7"/>3 |</text:p>
      <text:p text:style-name="P1">| 8823 | daksh <text:s text:c="3"/>| Pune <text:s text:c="6"/>| <text:s text:c="7"/>1 |</text:p>
      <text:p text:style-name="P1">| 8888 | Blah <text:s text:c="4"/>| Pune <text:s text:c="6"/>| <text:s text:c="7"/>1 |</text:p>
      <text:p text:style-name="P1">| 9999 | rajan <text:s text:c="3"/>| Ahmednagar | <text:s text:c="7"/>1 |</text:p>
      <text:p text:style-name="P1">+------+----------+------------+----------+</text:p>
      <text:p text:style-name="P1">10 rows in set (0.00 sec)</text:p>
      <text:p text:style-name="P1"></text:p>
      <text:p text:style-name="P1"></text:p>
      <text:p text:style-name="P1">MariaDB [te3149db]&gt; select * from order1;</text:p>
      <text:p text:style-name="P1">+----------+------+------+------+------------+</text:p>
      <text:p text:style-name="P1">| order_no | cid <text:s/>| isbn | qty <text:s/>| date1 <text:s text:c="5"/>|</text:p>
      <text:p text:style-name="P1">+----------+------+------+------+------------+</text:p>
      <text:p text:style-name="P1">| <text:s text:c="7"/>2 | 1338 | 5565 | <text:s text:c="3"/>2 | 2018-10-10 |</text:p>
      <text:p text:style-name="P1">| <text:s text:c="7"/>3 | 1383 | 5565 | <text:s text:c="2"/>10 | 2018-08-20 |</text:p>
      <text:p text:style-name="P1">| <text:s text:c="7"/>4 | 1482 | 5572 | <text:s text:c="2"/>15 | 2018-04-20 |</text:p>
      <text:p text:style-name="P1">| <text:s text:c="7"/>5 | 1992 | 5568 | <text:s text:c="3"/>1 | 2014-04-20 |</text:p>
      <text:p text:style-name="P1">| <text:s text:c="7"/>7 | 2343 | 5570 | <text:s text:c="3"/>2 | 2014-09-14 |</text:p>
      <text:p text:style-name="P1">| <text:s text:c="7"/>8 | 8823 | 5598 | <text:s text:c="2"/>10 | 2014-09-14 |</text:p>
      <text:p text:style-name="P1">| <text:s text:c="7"/>9 | 4238 | 5571 | <text:s text:c="2"/>13 | 2014-10-01 |</text:p>
      <text:p text:style-name="P1">| <text:s text:c="6"/>10 | 2234 | 5572 | <text:s text:c="3"/>3 | 2016-10-01 |</text:p>
      <text:p text:style-name="P1">+----------+------+------+------+------------+</text:p>
      <text:p text:style-name="P1">8 rows in set (0.00 sec)</text:p>
      <text:p text:style-name="P1"></text:p>
      <text:p text:style-name="P1">MariaDB [te3149db]&gt; select customer.name, count(order1.qty) from customer natural join order1 group by(customer.name);</text:p>
      <text:p text:style-name="P1">+----------+------+</text:p>
      <text:p text:style-name="P1">| name <text:s text:c="4"/>| qty <text:s/>|</text:p>
      <text:p text:style-name="P1">+----------+------+</text:p>
      <text:p text:style-name="P1"><text:soft-page-break/>| aditya <text:s text:c="2"/>| <text:s text:c="3"/>2 |</text:p>
      <text:p text:style-name="P1">| amey <text:s text:c="4"/>| <text:s text:c="2"/>13 |</text:p>
      <text:p text:style-name="P1">| daksh <text:s text:c="3"/>| <text:s text:c="2"/>10 |</text:p>
      <text:p text:style-name="P1">| mandar <text:s text:c="2"/>| <text:s text:c="2"/>10 |</text:p>
      <text:p text:style-name="P1">| prajakta | <text:s text:c="3"/>3 |</text:p>
      <text:p text:style-name="P1">| pratik <text:s text:c="2"/>| <text:s text:c="3"/>2 |</text:p>
      <text:p text:style-name="P1">| sanket <text:s text:c="2"/>| <text:s text:c="2"/>15 |</text:p>
      <text:p text:style-name="P1">| shruti <text:s text:c="2"/>| <text:s text:c="3"/>1 |</text:p>
      <text:p text:style-name="P1">+----------+------+</text:p>
      <text:p text:style-name="P1">8 rows in set (0.00 sec)</text:p>
      <text:p text:style-name="P1"></text:p>
      <text:p text:style-name="P1"></text:p>
      <text:p text:style-name="P1">//7</text:p>
      <text:p text:style-name="P3">7. List the cust_id, order_no and ISBN with books having title 'mysql'. (sub query- IN)</text:p>
      <text:p text:style-name="P1"></text:p>
      <text:p text:style-name="P1">MariaDB [te3149db]&gt; select * from order1;</text:p>
      <text:p text:style-name="P1">+----------+------+------+------+------------+</text:p>
      <text:p text:style-name="P1">| order_no | cid <text:s/>| isbn | qty <text:s/>| date1 <text:s text:c="5"/>|</text:p>
      <text:p text:style-name="P1">+----------+------+------+------+------------+</text:p>
      <text:p text:style-name="P1">| <text:s text:c="7"/>2 | 1338 | 5565 | <text:s text:c="3"/>2 | 2018-10-10 |</text:p>
      <text:p text:style-name="P1">| <text:s text:c="7"/>3 | 1383 | 5565 | <text:s text:c="2"/>10 | 2018-08-20 |</text:p>
      <text:p text:style-name="P1">| <text:s text:c="7"/>4 | 1482 | 5572 | <text:s text:c="2"/>15 | 2018-04-20 |</text:p>
      <text:p text:style-name="P1">| <text:s text:c="7"/>5 | 1992 | 5568 | <text:s text:c="3"/>1 | 2014-04-20 |</text:p>
      <text:p text:style-name="P1">| <text:s text:c="7"/>7 | 2343 | 5570 | <text:s text:c="3"/>2 | 2014-09-14 |</text:p>
      <text:p text:style-name="P1">| <text:s text:c="7"/>8 | 8823 | 5598 | <text:s text:c="2"/>10 | 2014-09-14 |</text:p>
      <text:p text:style-name="P1">| <text:s text:c="7"/>9 | 4238 | 5571 | <text:s text:c="2"/>13 | 2014-10-01 |</text:p>
      <text:p text:style-name="P1">| <text:s text:c="6"/>10 | 2234 | 5572 | <text:s text:c="3"/>3 | 2016-10-01 |</text:p>
      <text:p text:style-name="P1">+----------+------+------+------+------------+</text:p>
      <text:p text:style-name="P1">8 rows in set (0.00 sec)</text:p>
      <text:p text:style-name="P1"></text:p>
      <text:p text:style-name="P1">MariaDB [te3149db]&gt; select * from book;</text:p>
      <text:p text:style-name="P1">+------+---------------------+---------+------+------+-------+</text:p>
      <text:p text:style-name="P1">| isbn | title <text:s text:c="14"/>| auth_id | p_no | year | price |</text:p>
      <text:p text:style-name="P1">+------+---------------------+---------+------+------+-------+</text:p>
      <text:p text:style-name="P1">| 5564 | B. history of time <text:s/>| <text:s text:c="5"/>20 | <text:s text:c="2"/>14 | 1997 | <text:s text:c="2"/>105 |</text:p>
      <text:p text:style-name="P1">| 5565 | Br. history of time | <text:s text:c="5"/>20 | <text:s text:c="2"/>14 | 1997 | <text:s text:c="2"/>105 |</text:p>
      <text:p text:style-name="P1">| 5567 | Mystery <text:s text:c="12"/>| <text:s text:c="5"/>60 | <text:s text:c="2"/>11 | 1993 | <text:s text:c="2"/>210 |</text:p>
      <text:p text:style-name="P1">| 5568 | Flattered <text:s text:c="10"/>| <text:s text:c="5"/>60 | <text:s text:c="2"/>12 | 1994 | <text:s text:c="2"/>210 |</text:p>
      <text:p text:style-name="P1">| 5569 | Delimiter <text:s text:c="10"/>| <text:s text:c="5"/>20 | <text:s text:c="2"/>16 | 1995 | <text:s text:c="2"/>105 |</text:p>
      <text:p text:style-name="P1">| 5570 | Fire <text:s text:c="15"/>| <text:s text:c="5"/>80 | <text:s text:c="2"/>15 | 2001 | <text:s/>1260 |</text:p>
      <text:p text:style-name="P1">| 5571 | Water <text:s text:c="14"/>| <text:s text:c="4"/>100 | <text:s text:c="2"/>20 | 2002 | <text:s/>1260 |</text:p>
      <text:p text:style-name="P1">| 5572 | H P <text:s text:c="16"/>| <text:s text:c="5"/>10 | <text:s text:c="2"/>15 | 2012 | 136.5 |</text:p>
      <text:p text:style-name="P1">| 5573 | Secret <text:s text:c="13"/>| <text:s text:c="5"/>70 | <text:s text:c="2"/>19 | 1899 | <text:s/>1260 |</text:p>
      <text:p text:style-name="P1">| 5598 | Oath of V. <text:s text:c="9"/>| <text:s text:c="5"/>40 | <text:s text:c="2"/>12 | 2004 | <text:s/>1365 |</text:p>
      <text:p text:style-name="P1">+------+---------------------+---------+------+------+-------+</text:p>
      <text:p text:style-name="P1">10 rows in set (0.00 sec)</text:p>
      <text:p text:style-name="P1"></text:p>
      <text:p text:style-name="P1"><text:soft-page-break/>MariaDB [te3149db]&gt; select t.cid, t.order_no, t.isbn from (select order1.cid, order1.order_no, book.isbn, book.title from order1 natural join book) as t where t.title in ("mysql");</text:p>
      <text:p text:style-name="P1">Empty set (0.00 sec)</text:p>
      <text:p text:style-name="P1"></text:p>
      <text:p text:style-name="P1">//8</text:p>
      <text:p text:style-name="P1"></text:p>
      <text:p text:style-name="P3">8. Find the names of all the companies that ordered books in the year 2015. (sub query, Between)</text:p>
      <text:p text:style-name="P1"></text:p>
      <text:p text:style-name="P1">MariaDB [te3149db]&gt; select * from customer;</text:p>
      <text:p text:style-name="P1">+------+----------+------------+----------+</text:p>
      <text:p text:style-name="P1">| cid <text:s/>| name <text:s text:c="4"/>| city <text:s text:c="6"/>| class_id |</text:p>
      <text:p text:style-name="P1">+------+----------+------------+----------+</text:p>
      <text:p text:style-name="P1">| 1338 | aditya <text:s text:c="2"/>| Pune <text:s text:c="6"/>| <text:s text:c="7"/>3 |</text:p>
      <text:p text:style-name="P1">| 1383 | mandar <text:s text:c="2"/>| Pune <text:s text:c="6"/>| <text:s text:c="7"/>2 |</text:p>
      <text:p text:style-name="P1">| 1482 | sanket <text:s text:c="2"/>| Pune <text:s text:c="6"/>| <text:s text:c="7"/>3 |</text:p>
      <text:p text:style-name="P1">| 1992 | shruti <text:s text:c="2"/>| Ahmedabad <text:s/>| <text:s text:c="7"/>2 |</text:p>
      <text:p text:style-name="P1">| 2234 | prajakta | Pune <text:s text:c="6"/>| <text:s text:c="7"/>2 |</text:p>
      <text:p text:style-name="P1">| 2343 | pratik <text:s text:c="2"/>| Pune <text:s text:c="6"/>| <text:s text:c="7"/>3 |</text:p>
      <text:p text:style-name="P1">| 4238 | amey <text:s text:c="4"/>| Pune <text:s text:c="6"/>| <text:s text:c="7"/>3 |</text:p>
      <text:p text:style-name="P1">| 8823 | daksh <text:s text:c="3"/>| Pune <text:s text:c="6"/>| <text:s text:c="7"/>1 |</text:p>
      <text:p text:style-name="P1">| 8888 | Blah <text:s text:c="4"/>| Pune <text:s text:c="6"/>| <text:s text:c="7"/>1 |</text:p>
      <text:p text:style-name="P1">| 9999 | rajan <text:s text:c="3"/>| Ahmednagar | <text:s text:c="7"/>1 |</text:p>
      <text:p text:style-name="P1">+------+----------+------------+----------+</text:p>
      <text:p text:style-name="P1">10 rows in set (0.00 sec)</text:p>
      <text:p text:style-name="P1"></text:p>
      <text:p text:style-name="P1"></text:p>
      <text:p text:style-name="P1">MariaDB [te3149db]&gt; select * from order1;</text:p>
      <text:p text:style-name="P1">+----------+------+------+------+------------+</text:p>
      <text:p text:style-name="P1">| order_no | cid <text:s/>| isbn | qty <text:s/>| date1 <text:s text:c="5"/>|</text:p>
      <text:p text:style-name="P1">+----------+------+------+------+------------+</text:p>
      <text:p text:style-name="P1">| <text:s text:c="7"/>2 | 1338 | 5565 | <text:s text:c="3"/>2 | 2018-10-10 |</text:p>
      <text:p text:style-name="P1">| <text:s text:c="7"/>3 | 1383 | 5565 | <text:s text:c="2"/>10 | 2018-08-20 |</text:p>
      <text:p text:style-name="P1">| <text:s text:c="7"/>4 | 1482 | 5572 | <text:s text:c="2"/>15 | 2018-04-20 |</text:p>
      <text:p text:style-name="P1">| <text:s text:c="7"/>5 | 1992 | 5568 | <text:s text:c="3"/>1 | 2014-04-20 |</text:p>
      <text:p text:style-name="P1">| <text:s text:c="7"/>7 | 2343 | 5570 | <text:s text:c="3"/>2 | 2014-09-14 |</text:p>
      <text:p text:style-name="P1">| <text:s text:c="7"/>8 | 8823 | 5598 | <text:s text:c="2"/>10 | 2014-09-14 |</text:p>
      <text:p text:style-name="P1">| <text:s text:c="7"/>9 | 4238 | 5571 | <text:s text:c="2"/>13 | 2014-10-01 |</text:p>
      <text:p text:style-name="P1">| <text:s text:c="6"/>10 | 2234 | 5572 | <text:s text:c="3"/>3 | 2016-10-01 |</text:p>
      <text:p text:style-name="P1">+----------+------+------+------+------------+</text:p>
      <text:p text:style-name="P1">8 rows in set (0.00 sec)</text:p>
      <text:p text:style-name="P1"></text:p>
      <text:p text:style-name="P1">MariaDB [te3149db]&gt; select * from book;</text:p>
      <text:p text:style-name="P1">+------+---------------------+---------+------+------+-------+</text:p>
      <text:p text:style-name="P1">| isbn | title <text:s text:c="14"/>| auth_id | p_no | year | price |</text:p>
      <text:p text:style-name="P1">+------+---------------------+---------+------+------+-------+</text:p>
      <text:p text:style-name="P1">| 5564 | B. history of time <text:s/>| <text:s text:c="5"/>20 | <text:s text:c="2"/>14 | 1997 | <text:s text:c="2"/>105 |</text:p>
      <text:p text:style-name="P1">| 5565 | Br. history of time | <text:s text:c="5"/>20 | <text:s text:c="2"/>14 | 1997 | <text:s text:c="2"/>105 |</text:p>
      <text:p text:style-name="P1"><text:soft-page-break/>| 5567 | Mystery <text:s text:c="12"/>| <text:s text:c="5"/>60 | <text:s text:c="2"/>11 | 1993 | <text:s text:c="2"/>210 |</text:p>
      <text:p text:style-name="P1">| 5568 | Flattered <text:s text:c="10"/>| <text:s text:c="5"/>60 | <text:s text:c="2"/>12 | 1994 | <text:s text:c="2"/>210 |</text:p>
      <text:p text:style-name="P1">| 5569 | Delimiter <text:s text:c="10"/>| <text:s text:c="5"/>20 | <text:s text:c="2"/>16 | 1995 | <text:s text:c="2"/>105 |</text:p>
      <text:p text:style-name="P1">| 5570 | Fire <text:s text:c="15"/>| <text:s text:c="5"/>80 | <text:s text:c="2"/>15 | 2001 | <text:s/>1260 |</text:p>
      <text:p text:style-name="P1">| 5571 | Water <text:s text:c="14"/>| <text:s text:c="4"/>100 | <text:s text:c="2"/>20 | 2002 | <text:s/>1260 |</text:p>
      <text:p text:style-name="P1">| 5572 | H P <text:s text:c="16"/>| <text:s text:c="5"/>10 | <text:s text:c="2"/>15 | 2012 | 136.5 |</text:p>
      <text:p text:style-name="P1">| 5573 | Secret <text:s text:c="13"/>| <text:s text:c="5"/>70 | <text:s text:c="2"/>19 | 1899 | <text:s/>1260 |</text:p>
      <text:p text:style-name="P1">| 5598 | Oath of V. <text:s text:c="9"/>| <text:s text:c="5"/>40 | <text:s text:c="2"/>12 | 2004 | <text:s/>1365 |</text:p>
      <text:p text:style-name="P1">+------+---------------------+---------+------+------+-------+</text:p>
      <text:p text:style-name="P1">10 rows in set (0.00 sec)</text:p>
      <text:p text:style-name="P1"></text:p>
      <text:p text:style-name="P1">MariaDB [te3149db]&gt; select t.name from (select customer.name, order1.order_no, book.year from customer natural join order1 natural join book) as t where t.year = 2015;Empty set (0.00 sec)</text:p>
      <text:p text:style-name="P1"></text:p>
      <text:p text:style-name="P1"></text:p>
      <text:p text:style-name="P1"></text:p>
      <text:p text:style-name="P1">//9</text:p>
      <text:p text:style-name="P1"></text:p>
      <text:p text:style-name="P3">9. Create view showing the professor and shift details. (COMPLEX VIEW)</text:p>
      <text:p text:style-name="P1"></text:p>
      <text:p text:style-name="P1">MariaDB [te3149db]&gt; select * from author;</text:p>
      <text:p text:style-name="P1">+---------+------------+---------+</text:p>
      <text:p text:style-name="P1">| auth_id | aname <text:s text:c="5"/>| country |</text:p>
      <text:p text:style-name="P1">+---------+------------+---------+</text:p>
      <text:p text:style-name="P1">| <text:s text:c="5"/>10 | JKRowling <text:s/>| England |</text:p>
      <text:p text:style-name="P1">| <text:s text:c="5"/>20 | S. Hawking | England |</text:p>
      <text:p text:style-name="P1">| <text:s text:c="5"/>30 | Amish T. <text:s text:c="2"/>| Brazil <text:s/>|</text:p>
      <text:p text:style-name="P1">| <text:s text:c="5"/>40 | Chetan B. <text:s/>| Brazil <text:s/>|</text:p>
      <text:p text:style-name="P1">| <text:s text:c="5"/>50 | Dan Brown <text:s/>| Brazil <text:s/>|</text:p>
      <text:p text:style-name="P1">| <text:s text:c="5"/>60 | John G. <text:s text:c="3"/>| England |</text:p>
      <text:p text:style-name="P1">| <text:s text:c="5"/>70 | HELLO <text:s text:c="5"/>| USA <text:s text:c="4"/>|</text:p>
      <text:p text:style-name="P1">| <text:s text:c="5"/>80 | HELLO <text:s text:c="5"/>| USA <text:s text:c="4"/>|</text:p>
      <text:p text:style-name="P1">| <text:s text:c="5"/>90 | HELLO <text:s text:c="5"/>| USA <text:s text:c="4"/>|</text:p>
      <text:p text:style-name="P1">| <text:s text:c="4"/>100 | Micheal W. | Canada <text:s/>|</text:p>
      <text:p text:style-name="P1">+---------+------------+---------+</text:p>
      <text:p text:style-name="P1">10 rows in set (0.01 sec)</text:p>
      <text:p text:style-name="P1"></text:p>
      <text:p text:style-name="P1">MariaDB [te3149db]&gt; select * from book;</text:p>
      <text:p text:style-name="P1">+------+---------------------+---------+------+------+-------+</text:p>
      <text:p text:style-name="P1">| isbn | title <text:s text:c="14"/>| auth_id | p_no | year | price |</text:p>
      <text:p text:style-name="P1">+------+---------------------+---------+------+------+-------+</text:p>
      <text:p text:style-name="P1">| 5564 | B. history of time <text:s/>| <text:s text:c="5"/>20 | <text:s text:c="2"/>14 | 1997 | <text:s text:c="2"/>105 |</text:p>
      <text:p text:style-name="P1">| 5565 | Br. history of time | <text:s text:c="5"/>20 | <text:s text:c="2"/>14 | 1997 | <text:s text:c="2"/>105 |</text:p>
      <text:p text:style-name="P1">| 5567 | Mystery <text:s text:c="12"/>| <text:s text:c="5"/>60 | <text:s text:c="2"/>11 | 1993 | <text:s text:c="2"/>210 |</text:p>
      <text:p text:style-name="P1">| 5568 | Flattered <text:s text:c="10"/>| <text:s text:c="5"/>60 | <text:s text:c="2"/>12 | 1994 | <text:s text:c="2"/>210 |</text:p>
      <text:p text:style-name="P1">| 5569 | Delimiter <text:s text:c="10"/>| <text:s text:c="5"/>20 | <text:s text:c="2"/>16 | 1995 | <text:s text:c="2"/>105 |</text:p>
      <text:p text:style-name="P1">| 5570 | Fire <text:s text:c="15"/>| <text:s text:c="5"/>80 | <text:s text:c="2"/>15 | 2001 | <text:s/>1260 |</text:p>
      <text:p text:style-name="P1">| 5571 | Water <text:s text:c="14"/>| <text:s text:c="4"/>100 | <text:s text:c="2"/>20 | 2002 | <text:s/>1260 |</text:p>
      <text:p text:style-name="P1">| 5572 | H P <text:s text:c="16"/>| <text:s text:c="5"/>10 | <text:s text:c="2"/>15 | 2012 | 136.5 |</text:p>
      <text:p text:style-name="P1"><text:soft-page-break/>| 5573 | Secret <text:s text:c="13"/>| <text:s text:c="5"/>70 | <text:s text:c="2"/>19 | 1899 | <text:s/>1260 |</text:p>
      <text:p text:style-name="P1">| 5598 | Oath of V. <text:s text:c="9"/>| <text:s text:c="5"/>40 | <text:s text:c="2"/>12 | 2004 | <text:s/>1365 |</text:p>
      <text:p text:style-name="P1">+------+---------------------+---------+------+------+-------+</text:p>
      <text:p text:style-name="P1">10 rows in set (0.00 sec)</text:p>
      <text:p text:style-name="P1"></text:p>
      <text:p text:style-name="P1"></text:p>
      <text:p text:style-name="P2">1<text:span text:style-name="T1">0. Perform Manipulation on simple view-Insert, update, delete, drop view.</text:span></text:p>
      <text:p text:style-name="P1"></text:p>
      <text:p text:style-name="P1"></text:p>
      <text:p text:style-name="P1"></text:p>
      <text:p text:style-name="P1">MariaDB [te3149db]&gt; create view comp_view_10 as (select author.*, book.isbn, book.title, book.p_no, book.year, book.price from author natural join book);</text:p>
      <text:p text:style-name="P1"></text:p>
      <text:p text:style-name="P1">MariaDB [te3149db]&gt; select * from comp_view_10;</text:p>
      <text:p text:style-name="P1">+---------+------------+---------+------+---------------------+------+------+-------+</text:p>
      <text:p text:style-name="P1">| auth_id | aname <text:s text:c="5"/>| country | isbn | title <text:s text:c="14"/>| p_no | year | price |</text:p>
      <text:p text:style-name="P1">+---------+------------+---------+------+---------------------+------+------+-------+</text:p>
      <text:p text:style-name="P1">| <text:s text:c="5"/>20 | S. Hawking | England | 5564 | B. history of time <text:s/>| <text:s text:c="2"/>14 | 1997 | <text:s text:c="2"/>105 |</text:p>
      <text:p text:style-name="P1">| <text:s text:c="5"/>20 | S. Hawking | England | 5565 | Br. history of time | <text:s text:c="2"/>14 | 1997 | <text:s text:c="2"/>105 |</text:p>
      <text:p text:style-name="P1">| <text:s text:c="5"/>60 | John G. <text:s text:c="3"/>| England | 5567 | Mystery <text:s text:c="12"/>| <text:s text:c="2"/>11 | 1993 | <text:s text:c="2"/>210 |</text:p>
      <text:p text:style-name="P1">| <text:s text:c="5"/>60 | John G. <text:s text:c="3"/>| England | 5568 | Flattered <text:s text:c="10"/>| <text:s text:c="2"/>12 | 1994 | <text:s text:c="2"/>210 |</text:p>
      <text:p text:style-name="P1">| <text:s text:c="5"/>20 | S. Hawking | England | 5569 | Delimiter <text:s text:c="10"/>| <text:s text:c="2"/>16 | 1995 | <text:s text:c="2"/>105 |</text:p>
      <text:p text:style-name="P1">| <text:s text:c="5"/>80 | HELLO <text:s text:c="5"/>| USA <text:s text:c="4"/>| 5570 | Fire <text:s text:c="15"/>| <text:s text:c="2"/>15 | 2001 | <text:s/>1260 |</text:p>
      <text:p text:style-name="P1">| <text:s text:c="4"/>100 | Micheal W. | Canada <text:s/>| 5571 | Water <text:s text:c="14"/>| <text:s text:c="2"/>20 | 2002 | <text:s/>1260 |</text:p>
      <text:p text:style-name="P1">| <text:s text:c="5"/>10 | JKRowling <text:s/>| England | 5572 | H P <text:s text:c="16"/>| <text:s text:c="2"/>15 | 2012 | 136.5 |</text:p>
      <text:p text:style-name="P1">| <text:s text:c="5"/>70 | HELLO <text:s text:c="5"/>| USA <text:s text:c="4"/>| 5573 | Secret <text:s text:c="13"/>| <text:s text:c="2"/>19 | 1899 | <text:s/>1260 |</text:p>
      <text:p text:style-name="P1">| <text:s text:c="5"/>40 | Chetan B. <text:s/>| Brazil <text:s/>| 5598 | Oath of V. <text:s text:c="9"/>| <text:s text:c="2"/>12 | 2004 | <text:s/>1365 |</text:p>
      <text:p text:style-name="P1">+---------+------------+---------+------+---------------------+------+------+-------+</text:p>
      <text:p text:style-name="P1">10 rows in set (0.00 sec)</text:p>
      <text:p text:style-name="P1"></text:p>
      <text:p text:style-name="P1">// 10</text:p>
      <text:p text:style-name="P1">MariaDB [te3149db]&gt; create view simple_view as select * from customer;</text:p>
      <text:p text:style-name="P1">Query OK, 0 rows affected (0.03 sec)</text:p>
      <text:p text:style-name="P1"></text:p>
      <text:p text:style-name="P1">MariaDB [te3149db]&gt; select * from simple_view;</text:p>
      <text:p text:style-name="P1">+------+----------+------------+----------+</text:p>
      <text:p text:style-name="P1">| cid <text:s/>| name <text:s text:c="4"/>| city <text:s text:c="6"/>| class_id |</text:p>
      <text:p text:style-name="P1">+------+----------+------------+----------+</text:p>
      <text:p text:style-name="P1">| 1338 | aditya <text:s text:c="2"/>| Pune <text:s text:c="6"/>| <text:s text:c="7"/>3 |</text:p>
      <text:p text:style-name="P1">| 1383 | mandar <text:s text:c="2"/>| Pune <text:s text:c="6"/>| <text:s text:c="7"/>2 |</text:p>
      <text:p text:style-name="P1">| 1482 | sanket <text:s text:c="2"/>| Pune <text:s text:c="6"/>| <text:s text:c="7"/>3 |</text:p>
      <text:p text:style-name="P1">| 1992 | shruti <text:s text:c="2"/>| Ahmedabad <text:s/>| <text:s text:c="7"/>2 |</text:p>
      <text:p text:style-name="P1">| 2234 | prajakta | Pune <text:s text:c="6"/>| <text:s text:c="7"/>2 |</text:p>
      <text:p text:style-name="P1">| 2324 | jay <text:s text:c="5"/>| Mumbai <text:s text:c="4"/>| <text:s text:c="7"/>1 |</text:p>
      <text:p text:style-name="P1">| 2343 | pratik <text:s text:c="2"/>| Pune <text:s text:c="6"/>| <text:s text:c="7"/>3 |</text:p>
      <text:p text:style-name="P1">| 4238 | amey <text:s text:c="4"/>| Pune <text:s text:c="6"/>| <text:s text:c="7"/>3 |</text:p>
      <text:p text:style-name="P1">| 8823 | daksh <text:s text:c="3"/>| Pune <text:s text:c="6"/>| <text:s text:c="7"/>1 |</text:p>
      <text:p text:style-name="P1">| 9999 | rajan <text:s text:c="3"/>| Ahmednagar | <text:s text:c="7"/>2 |</text:p>
      <text:p text:style-name="P1">+------+----------+------------+----------+</text:p>
      <text:p text:style-name="P1"><text:soft-page-break/>10 rows in set (0.00 sec)</text:p>
      <text:p text:style-name="P1"></text:p>
      <text:p text:style-name="P1">MariaDB [te3149db]&gt; insert into simple_view values(8888, "Blah", "Pune", 1);</text:p>
      <text:p text:style-name="P1">Query OK, 1 row affected (0.02 sec)</text:p>
      <text:p text:style-name="P1"></text:p>
      <text:p text:style-name="P1">MariaDB [te3149db]&gt; update simple_view set class_id = 1 where city="Ahmednagar";</text:p>
      <text:p text:style-name="P1">Query OK, 1 row affected (0.03 sec)</text:p>
      <text:p text:style-name="P1">Rows matched: 1 <text:s/>Changed: 1 <text:s/>Warnings: 0</text:p>
      <text:p text:style-name="P1"></text:p>
      <text:p text:style-name="P1">MariaDB [te3149db]&gt; delete from simple_view where city = "Mumbai";</text:p>
      <text:p text:style-name="P1">Query OK, 1 row affected (0.02 sec)</text:p>
      <text:p text:style-name="P1"></text:p>
      <text:p text:style-name="P1">MariaDB [te3149db]&gt; drop view simple_view;</text:p>
      <text:p text:style-name="P1">Query OK, 0 rows affected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8-07-26T13:32:38.631945405</meta:creation-date>
    <dc:date>2018-07-26T13:34:53.927825057</dc:date>
    <dc:creator>pict </dc:creator>
    <meta:editing-duration>P0D</meta:editing-duration>
    <meta:editing-cycles>1</meta:editing-cycles>
    <meta:document-statistic meta:table-count="0" meta:image-count="0" meta:object-count="0" meta:page-count="12" meta:paragraph-count="531" meta:word-count="3990" meta:character-count="21809" meta:non-whitespace-character-count="14661"/>
    <meta:generator>LibreOffice/4.2.8.2$Linux_X86_64 LibreOffice_project/420$Build-2</meta:generator>
  </office:meta>
</office:document-meta>
</file>